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2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-Italic" svg:font-family="Times-Italic, 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style:font-name-complex="Calibri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rsid="001b1fdc" officeooo:paragraph-rsid="001b1fdc" style:font-name-complex="Calibri"/>
    </style:style>
    <style:style style:name="P3" style:family="paragraph" style:parent-style-name="Standard">
      <style:paragraph-properties fo:margin-top="0cm" fo:margin-bottom="0cm" loext:contextual-spacing="false" fo:line-height="100%" style:text-autospace="none"/>
      <style:text-properties fo:color="#000000" style:font-name-complex="Calibri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style:text-autospace="non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192421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background-color="transparent" style:font-name-complex="Calibri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ff0000" style:font-name-complex="Calibri"/>
    </style:style>
    <style:style style:name="P9" style:family="paragraph" style:parent-style-name="Standard" style:master-page-name="Standard">
      <style:paragraph-properties fo:margin-top="0cm" fo:margin-bottom="0cm" loext:contextual-spacing="false" fo:line-height="100%" style:page-number="auto" style:text-autospace="none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language="en" fo:country="US" officeooo:rsid="001b1fdc" officeooo:paragraph-rsid="001b1fdc" style:font-name-complex="Calibri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bg" fo:country="BG" officeooo:rsid="001b1fdc" officeooo:paragraph-rsid="001cd07d" style:font-name-complex="Calibri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1b1fdc" officeooo:paragraph-rsid="001cd07d" style:font-name-complex="Calibri"/>
    </style:style>
    <style:style style:name="T1" style:family="text">
      <style:text-properties style:font-name-complex="Calibri"/>
    </style:style>
    <style:style style:name="T2" style:family="text">
      <style:text-properties fo:color="#000000" style:font-name-complex="Calibri"/>
    </style:style>
    <style:style style:name="T3" style:family="text">
      <style:text-properties fo:color="#000000" officeooo:rsid="00192421" style:font-name-complex="Calibri"/>
    </style:style>
    <style:style style:name="T4" style:family="text">
      <style:text-properties fo:color="#000000" fo:language="en" fo:country="US" style:font-name-complex="Calibri"/>
    </style:style>
    <style:style style:name="T5" style:family="text">
      <style:text-properties fo:color="#000000" fo:language="en" fo:country="US" officeooo:rsid="00192421" fo:background-color="transparent" loext:char-shading-value="0" style:font-name-complex="Calibri"/>
    </style:style>
    <style:style style:name="T6" style:family="text">
      <style:text-properties fo:color="#000000" fo:font-size="12pt" fo:language="en" fo:country="US" fo:font-style="italic" style:font-size-asian="12pt" style:font-style-asian="italic" style:font-name-complex="Times-Italic" style:font-size-complex="12pt" style:font-style-complex="italic"/>
    </style:style>
    <style:style style:name="T7" style:family="text">
      <style:text-properties fo:color="#000000" style:font-name="Times-Italic" fo:font-size="12pt" fo:font-style="italic" style:font-size-asian="12pt" style:font-style-asian="italic" style:font-name-complex="Times-Italic" style:font-size-complex="12pt" style:font-style-complex="italic"/>
    </style:style>
    <style:style style:name="T8" style:family="text">
      <style:text-properties fo:color="#000000" fo:font-size="7pt" style:font-size-asian="7pt" style:font-name-complex="Calibri" style:font-size-complex="7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complex="Calibri"/>
    </style:style>
    <style:style style:name="T11" style:family="text">
      <style:text-properties fo:language="en" fo:country="US" officeooo:rsid="001c6774"/>
    </style:style>
    <style:style style:name="T12" style:family="text">
      <style:text-properties fo:color="#00b1f1" style:font-name-complex="Calibri"/>
    </style:style>
    <style:style style:name="T13" style:family="text">
      <style:text-properties fo:color="#ff0000" style:font-name-complex="Calibri"/>
    </style:style>
    <style:style style:name="T14" style:family="text">
      <style:text-properties fo:color="#00b150" style:font-name-complex="Calibri"/>
    </style:style>
    <style:style style:name="T15" style:family="text">
      <style:text-properties fo:color="#00b0f0" style:font-name-complex="Calibri"/>
    </style:style>
    <style:style style:name="T16" style:family="text">
      <style:text-properties fo:color="#00b050" style:font-name-complex="Calibri"/>
    </style:style>
    <style:style style:name="T17" style:family="text">
      <style:text-properties officeooo:rsid="00192421"/>
    </style:style>
    <style:style style:name="T18" style:family="text">
      <style:text-properties fo:language="bg" fo:country="BG"/>
    </style:style>
    <style:style style:name="T19" style:family="text">
      <style:text-properties style:text-position="sub 58%" fo:language="en" fo:country="US"/>
    </style:style>
    <style:style style:name="T20" style:family="text">
      <style:text-properties style:font-name="Times New Roman1" officeooo:rsid="00247279"/>
    </style:style>
    <style:style style:name="T21" style:family="text">
      <style:text-properties style:font-name="Times New Roman1" fo:language="bg" fo:country="BG" officeooo:rsid="00247279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425cm" draw:visible-area-height="0.46cm"/>
    </style:style>
    <style:style style:name="fr2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.448cm" draw:visible-area-height="1.095cm"/>
    </style:style>
    <style:style style:name="fr3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354cm" draw:visible-area-height="0.3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Вариант 1: </text:span><text:span text:style-name="T4">(</text:span><draw:frame draw:style-name="fr1" draw:name="Объект1" text:anchor-type="as-char" svg:width="0.423cm" svg:height="0.459cm" draw:z-index="0"><draw:object-ole xlink:href="./Object 1" xlink:type="simple" xlink:show="embed" xlink:actuate="onLoad"/><draw:image xlink:href="./ObjectReplacements/Object 1" xlink:type="simple" xlink:show="embed" xlink:actuate="onLoad"/></draw:frame><text:span text:style-name="T4">-biased)</text:span></text:p>
      <text:p text:style-name="P5"><text:span text:style-name="T2">Например, ако масивът е с размер 6 (тъй като винаги е от вида</text:span><text:span text:style-name="T4"> </text:span><draw:frame draw:style-name="fr2" draw:name="Объект2" text:anchor-type="as-char" svg:width="1.307cm" svg:height="0.977cm" draw:z-index="1"><draw:object-ole xlink:href="./Object 2" xlink:type="simple" xlink:show="embed" xlink:actuate="onLoad"/><draw:image xlink:href="./ObjectReplacements/Object 2" xlink:type="simple" xlink:show="embed" xlink:actuate="onLoad"/></draw:frame><text:span text:style-name="T2">, където </text:span><text:span text:style-name="T6">n</text:span><text:span text:style-name="T7"> </text:span><text:span text:style-name="T2">е броят на</text:span></text:p>
      <text:p text:style-name="P3">обектите (стойности на аргумента)) и имаме:</text:p>
      <text:p text:style-name="P5"><text:span text:style-name="T2">V*</text:span><text:span text:style-name="T8">c </text:span><text:span text:style-name="T2">= [</text:span><text:span text:style-name="T12">+</text:span><text:span text:style-name="T2">; </text:span><text:span text:style-name="T13">+ </text:span><text:span text:style-name="T2">; </text:span><text:span text:style-name="T12">- </text:span><text:span text:style-name="T2">; </text:span><text:span text:style-name="T13">+</text:span><text:span text:style-name="T2">; </text:span><text:span text:style-name="T14">0</text:span><text:span text:style-name="T2">; </text:span><text:span text:style-name="T15">0</text:span><text:span text:style-name="T2">]</text:span></text:p>
      <text:p text:style-name="P5"><text:span text:style-name="T2">V*</text:span><text:span text:style-name="T8">u </text:span><text:span text:style-name="T2">= [</text:span><text:span text:style-name="T12">+</text:span><text:span text:style-name="T2">; </text:span><text:span text:style-name="T13">- </text:span><text:span text:style-name="T2">; </text:span><text:span text:style-name="T12">- </text:span><text:span text:style-name="T2">; </text:span><text:span text:style-name="T13">-</text:span><text:span text:style-name="T2">; </text:span><text:span text:style-name="T14">+</text:span><text:span text:style-name="T2">; </text:span><text:span text:style-name="T15">0</text:span><text:span text:style-name="T2">]</text:span></text:p>
      <text:p text:style-name="P3">Синьото отбелязва съвпаденията, червеното <text:span text:style-name="T17">с</text:span>а противозначните елементи, зеленото са <text:span text:style-name="T17">н</text:span>еопределените.</text:p>
      <text:p text:style-name="P3"/>
      <text:p text:style-name="P3"/>
      <text:p text:style-name="P5"><text:span text:style-name="T2">Вариант 2:</text:span><text:span text:style-name="T4"> (</text:span><text:span text:style-name="T5">Unbiased</text:span><text:span text:style-name="T4">) </text:span></text:p>
      <text:p text:style-name="P5"><text:span text:style-name="T2">Например, ако масивът е са размер 6 (тъй като винаги е от вида</text:span><text:span text:style-name="T4"> </text:span><draw:frame draw:style-name="fr2" draw:name="Объект3" text:anchor-type="as-char" svg:width="1.307cm" svg:height="0.977cm" draw:z-index="2"><draw:object-ole xlink:href="./Object 3" xlink:type="simple" xlink:show="embed" xlink:actuate="onLoad"/><draw:image xlink:href="./ObjectReplacements/Object 3" xlink:type="simple" xlink:show="embed" xlink:actuate="onLoad"/></draw:frame><text:span text:style-name="T2">, където </text:span><text:span text:style-name="T6">n</text:span><text:span text:style-name="T7"> </text:span><text:span text:style-name="T2">е броят на</text:span></text:p>
      <text:p text:style-name="P3">обектите (стойности на аргумента)) и имаме:</text:p>
      <text:p text:style-name="P5"><text:span text:style-name="T2">V*</text:span><text:span text:style-name="T8">c </text:span><text:span text:style-name="T2">= [</text:span><text:span text:style-name="T12">+</text:span><text:span text:style-name="T2">; </text:span><text:span text:style-name="T13">+ </text:span><text:span text:style-name="T2">; </text:span><text:span text:style-name="T12">- </text:span><text:span text:style-name="T2">; </text:span><text:span text:style-name="T13">+</text:span><text:span text:style-name="T2">; </text:span><text:span text:style-name="T14">0</text:span><text:span text:style-name="T2">; </text:span><text:span text:style-name="T16">0</text:span><text:span text:style-name="T2">]</text:span></text:p>
      <text:p text:style-name="P5"><text:span text:style-name="T2">V*</text:span><text:span text:style-name="T8">u </text:span><text:span text:style-name="T2">= [</text:span><text:span text:style-name="T12">+</text:span><text:span text:style-name="T2">; </text:span><text:span text:style-name="T13">- </text:span><text:span text:style-name="T2">; </text:span><text:span text:style-name="T12">- </text:span><text:span text:style-name="T2">; </text:span><text:span text:style-name="T13">-</text:span><text:span text:style-name="T2">; </text:span><text:span text:style-name="T14">+</text:span><text:span text:style-name="T2">; </text:span><text:span text:style-name="T16">0</text:span><text:span text:style-name="T2">]</text:span></text:p>
      <text:p text:style-name="P5"><text:span text:style-name="T2">Синьото отбелязва съвпаденията, червеното </text:span><text:span text:style-name="T3">с</text:span><text:span text:style-name="T2">а противозначните елементи, зеленото са </text:span><text:span text:style-name="T3">н</text:span><text:span text:style-name="T2">еопределените </text:span><text:span text:style-name="T13">(т.е. (0,0) не се брои за съвпадение).</text:span></text:p>
      <text:p text:style-name="P1"/>
      <text:p text:style-name="P1"/>
      <text:p text:style-name="P6"><text:span text:style-name="T1">Вариант 3: </text:span><text:span text:style-name="T10">(</text:span><text:span text:style-name="T1"><draw:frame draw:style-name="fr3" draw:name="Объект4" text:anchor-type="as-char" svg:width="0.353cm" svg:height="0.388cm" draw:z-index="4"><draw:object-ole xlink:href="./Object 4" xlink:type="simple" xlink:show="embed" xlink:actuate="onLoad"/><draw:image xlink:href="./ObjectReplacements/Object 4" xlink:type="simple" xlink:show="embed" xlink:actuate="onLoad"/></draw:frame></text:span><text:span text:style-name="T10">-biased)</text:span></text:p>
      <text:p text:style-name="P6"><text:span text:style-name="T2">Например, ако масивът е са размер 6 (тъй като винаги е от вида</text:span><text:span text:style-name="T4"> </text:span><draw:frame draw:style-name="fr2" draw:name="Объект5" text:anchor-type="as-char" svg:width="1.307cm" svg:height="0.977cm" draw:z-index="3"><draw:object-ole xlink:href="./Object 5" xlink:type="simple" xlink:show="embed" xlink:actuate="onLoad"/><draw:image xlink:href="./ObjectReplacements/Object 5" xlink:type="simple" xlink:show="embed" xlink:actuate="onLoad"/></draw:frame><text:span text:style-name="T2">, където </text:span><text:span text:style-name="T6">n</text:span><text:span text:style-name="T7"> </text:span><text:span text:style-name="T2">е броят на</text:span></text:p>
      <text:p text:style-name="P3">обектите (стойности на аргумента)) и имаме:</text:p>
      <text:p text:style-name="P5"><text:span text:style-name="T2">V*</text:span><text:span text:style-name="T8">c </text:span><text:span text:style-name="T2">= [</text:span><text:span text:style-name="T12">+</text:span><text:span text:style-name="T2">; </text:span><text:span text:style-name="T13">+ </text:span><text:span text:style-name="T2">; </text:span><text:span text:style-name="T12">- </text:span><text:span text:style-name="T2">; </text:span><text:span text:style-name="T13">+</text:span><text:span text:style-name="T2">; </text:span><text:span text:style-name="T14">0</text:span><text:span text:style-name="T2">; </text:span><text:span text:style-name="T13">0</text:span><text:span text:style-name="T2">]</text:span></text:p>
      <text:p text:style-name="P5"><text:span text:style-name="T2">V*</text:span><text:span text:style-name="T8">u </text:span><text:span text:style-name="T2">= [</text:span><text:span text:style-name="T12">+</text:span><text:span text:style-name="T2">; </text:span><text:span text:style-name="T13">- </text:span><text:span text:style-name="T2">; </text:span><text:span text:style-name="T12">- </text:span><text:span text:style-name="T2">; </text:span><text:span text:style-name="T13">-</text:span><text:span text:style-name="T2">; </text:span><text:span text:style-name="T14">+</text:span><text:span text:style-name="T2">; </text:span><text:span text:style-name="T13">0</text:span><text:span text:style-name="T2">]</text:span></text:p>
      <text:p text:style-name="P5"><text:span text:style-name="T2">Синьото отбелязва съвпаденията, червеното </text:span><text:span text:style-name="T3">с</text:span><text:span text:style-name="T2">а противозначните елементи, зеленото са </text:span><text:span text:style-name="T3">н</text:span><text:span text:style-name="T2">еопределените </text:span><text:span text:style-name="T13">(т.е. (0,0) се брои за противозначен).</text:span></text:p>
      <text:p text:style-name="P8"/>
      <text:p text:style-name="P8"/>
      <text:p text:style-name="P4"><text:span text:style-name="T1">Вариант</text:span><text:span text:style-name="T10"> 4</text:span><text:span text:style-name="T1">: </text:span><text:span text:style-name="T10">(Balanced) = </text:span><text:span text:style-name="T1">(Вариант 1+ Вариант 3)/2</text:span></text:p>
      <text:p text:style-name="P7">Т.е. (0,0) се брои наполовина към <text:span text:style-name="T17">п</text:span>ротивозначните и наполовина към <text:span text:style-name="T17">с</text:span>ъвпадащите.</text:p>
      <text:p text:style-name="P1"/>
      <text:p text:style-name="P1"/>
      <text:p text:style-name="P2">Вариант 5: (<text:span text:style-name="T9">Weighted</text:span>)</text:p>
      <text:p text:style-name="P12">Изчисляваме <text:span text:style-name="T9">Unbiased, </text:span><text:span text:style-name="T18">събираме неговите две матрици: </text:span><text:span text:style-name="T9">P = </text:span><text:span text:style-name="T21">μ</text:span><text:span text:style-name="T19">unb</text:span><text:span text:style-name="T9"> + </text:span><text:span text:style-name="T21">ν</text:span><text:span text:style-name="T19">unb</text:span></text:p>
      <text:p text:style-name="P11">Ако <text:span text:style-name="T9">P[i][j] == 0, </text:span>тогава <text:span text:style-name="T20">μ</text:span><text:span text:style-name="T19">wgh</text:span><text:span text:style-name="T9"> = 0.5, </text:span><text:span text:style-name="T20">ν</text:span><text:span text:style-name="T19">wgh</text:span><text:span text:style-name="T9"> = 0.5</text:span></text:p>
      <text:p text:style-name="P11">Ако <text:span text:style-name="T9">P[i][j] =/= 0, </text:span>тогава <text:span text:style-name="T20">μ</text:span><text:span text:style-name="T19">wgh</text:span><text:span text:style-name="T9"> = </text:span><text:span text:style-name="T20">μ</text:span><text:span text:style-name="T19">unb</text:span><text:span text:style-name="T9">/P[i][j], </text:span><text:span text:style-name="T20">ν</text:span><text:span text:style-name="T19">wgh</text:span><text:span text:style-name="T9"> = </text:span><text:span text:style-name="T20">ν</text:span><text:span text:style-name="T19">unb</text:span><text:span text:style-name="T9">/P[i][j]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-Italic" svg:font-family="Times-Italic, 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bg" fo:country="BG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</meta:initial-creator>
    <meta:creation-date>2016-04-06T13:18:00</meta:creation-date>
    <dc:date>2017-06-04T16:56:26.349000000</dc:date>
    <meta:editing-cycles>5</meta:editing-cycles>
    <meta:editing-duration>PT21M21S</meta:editing-duration>
    <meta:generator>LibreOffice/5.1.6.2$Windows_x86 LibreOffice_project/07ac168c60a517dba0f0d7bc7540f5afa45f0909</meta:generator>
    <meta:document-statistic meta:table-count="0" meta:image-count="0" meta:object-count="5" meta:page-count="1" meta:paragraph-count="24" meta:word-count="242" meta:character-count="1297" meta:non-whitespace-character-count="1078"/>
  </office:meta>
</office:document-meta>
</file>